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14.379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4.3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ethod</text:p>
          </table:table-cell>
          <table:table-cell table:style-name="ce1"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net.minecraft.world.level.block.state.BlockState to float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void net.minecraft.client.renderer.block.ModelBlockRenderer.AmbientOcclusionFace.calculate(net.minecraft.world.level.BlockAndTintGetter, net.minecraft.world.level.block.state.BlockState, net.minecraft.core.BlockPos, net.minecraft.core.Direction, float[], java.util.BitSet, boolean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int to float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void net.minecraft.client.renderer.FogRenderer.setupColor(net.minecraft.client.Camera, float, net.minecraft.client.multiplayer.ClientLevel, int, float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net.minecraft.world.level.chunk.PalettedContainer to boolean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net.minecraft.world.level.chunk.ProtoChunk net.minecraft.world.level.chunk.storage.ChunkSerializer.read(net.minecraft.server.level.ServerLevel, net.minecraft.world.entity.ai.village.poi.PoiManager, net.minecraft.world.level.ChunkPos, net.minecraft.nbt.CompoundTag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int to net.minecraft.sounds.SoundEven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oid net.minecraft.client.particle.FireworkParticles.Starter.tick(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int to net.minecraft.world.level.material.MapColor.Brightnes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void net.minecraft.world.item.MapItem.update(net.minecraft.world.level.Level, net.minecraft.world.entity.Entity, net.minecraft.world.level.saveddata.maps.MapItemSavedData)</text:p>
          </table:table-cell>
          <table:table-cell/>
        </table:table-row>
        <table:table-row table:style-name="ro1">
          <table:table-cell office:value-type="string" calcext:value-type="string">
            <text:p>IllegalStateException</text:p>
          </table:table-cell>
          <table:table-cell office:value-type="string" calcext:value-type="string">
            <text:p>Reinitialized role is not matches: x590.newyava.decompilation.operation.condition.Role$BreakContinue@18fde7df, LOOP_CONDITION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void net.minecraft.client.Minecraft.handleKeybinds(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net.minecraft.core.Holder to in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java.util.List net.minecraft.world.level.biome.FeatureSorter.buildFeaturesPerStep(java.util.List, java.util.function.Function, boolean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java.util.Iterator to floa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java.util.Optional net.minecraft.world.level.levelgen.structure.structures.RuinedPortalStructure.findGenerationPoint(net.minecraft.world.level.levelgen.structure.Structure.GenerationContext)</text:p>
          </table:table-cell>
          <table:table-cell/>
        </table:table-row>
        <table:table-row table:style-name="ro1">
          <table:table-cell office:value-type="string" calcext:value-type="string">
            <text:p>DecompilationException</text:p>
          </table:table-cell>
          <table:table-cell office:value-type="string" calcext:value-type="string">
            <text:p>VariableReference VariableReference(#1, 0 - 42, java.util.Map null) already binded to VariableReference(#8, 161 - 176, &lt;any-type&gt; null)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void net.minecraft.client.resources.model.ModelBakery.loadModel(net.minecraft.resources.ResourceLocation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float to net.minecraft.sounds.SoundEven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void net.minecraft.world.item.TridentItem.releaseUsing(net.minecraft.world.item.ItemStack, net.minecraft.world.level.Level, net.minecraft.world.entity.LivingEntity, int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(int char short byte) to net.minecraft.world.entity.Mob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id net.minecraft.world.level.levelgen.structure.structures.WoodlandMansionPieces.WoodlandMansionPiece.handleDataMarker(java.lang.String, net.minecraft.core.BlockPos, net.minecraft.world.level.ServerLevelAccessor, net.minecraft.util.RandomSource, net.minecraft.world.level.levelgen.structure.BoundingBox)</text:p>
          </table:table-cell>
          <table:table-cell/>
        </table:table-row>
        <table:table-row table:style-name="ro1">
          <table:table-cell office:value-type="string" calcext:value-type="string">
            <text:p>IllegalStateException</text:p>
          </table:table-cell>
          <table:table-cell office:value-type="string" calcext:value-type="string">
            <text:p>Reinitialized role is not matches: x590.newyava.decompilation.operation.condition.Role$BreakContinue@27218615, LOOP_CONDITI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nt net.minecraft.client.StringSplitter.getWordPosition(java.lang.String, int, int, boolean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boolean to net.minecraft.core.BlockPo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et.minecraft.world.level.portal.PortalInfo net.minecraft.world.entity.Entity.findDimensionEntryPoint(net.minecraft.server.level.ServerLevel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double to java.util.function.Functio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t.minecraft.commands.arguments.selector.EntitySelector net.minecraft.commands.arguments.selector.EntitySelectorParser.getSelector(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float to doub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t.minecraft.world.phys.Vec3 net.minecraft.world.level.portal.PortalShape.getRelativePosition(net.minecraft.BlockUtil.FoundRectangle, net.minecraft.core.Direction.Axis, net.minecraft.world.phys.Vec3, net.minecraft.world.entity.EntityDimensions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int to net.minecraft.commands.CommandFunction.CacheableFuncti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t.minecraft.advancements.AdvancementRewards net.minecraft.advancements.AdvancementRewards.deserialize(com.google.gson.JsonObject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int to net.minecraft.core.Hold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oolean net.minecraft.world.level.block.NoteBlock.triggerEvent(net.minecraft.world.level.block.state.BlockState, net.minecraft.world.level.Level, net.minecraft.core.BlockPos, int, int)</text:p>
          </table:table-cell>
          <table:table-cell/>
        </table:table-row>
        <table:table-row table:style-name="ro1">
          <table:table-cell office:value-type="string" calcext:value-type="string">
            <text:p>TypeCastException</text:p>
          </table:table-cell>
          <table:table-cell office:value-type="string" calcext:value-type="string">
            <text:p>Cannot cast java.lang.Object to i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t.minecraft.network.syncher.EntityDataAccessor net.minecraft.network.syncher.SynchedEntityData.defineId(java.lang.Class, net.minecraft.network.syncher.EntityDataSerializer)</text:p>
          </table:table-cell>
          <table:table-cell/>
        </table:table-row>
        <table:table-row table:style-name="ro1">
          <table:table-cell office:value-type="string" calcext:value-type="string">
            <text:p>IllegalStateException</text:p>
          </table:table-cell>
          <table:table-cell office:value-type="string" calcext:value-type="string">
            <text:p>Reinitialized role is not matches: x590.newyava.decompilation.operation.condition.Role$BreakContinue@4e47e505, LOOP_CONDITI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oid com.mojang.realmsclient.client.FileUpload.CustomInputStreamEntity.writeTo(java.io.OutputStream)</text:p>
          </table:table-cell>
          <table:table-cell/>
        </table:table-row>
        <table:table-row table:style-name="ro1" table:number-rows-repeated="266">
          <table:table-cell table:number-columns-repeated="5"/>
        </table:table-row>
        <table:table-row table:style-name="ro1" table:number-rows-repeated="25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D53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.00.0000</text:date>, <text:time style:data-style-name="N2" text:time-value="19:58:16.1622019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3T00:11:40.101605191</meta:creation-date>
    <dc:date>2024-12-29T01:43:32.852728625</dc:date>
    <meta:editing-duration>P2DT22H29M46S</meta:editing-duration>
    <meta:editing-cycles>26</meta:editing-cycles>
    <meta:generator>LibreOffice/6.4.7.2$Linux_X86_64 LibreOffice_project/40$Build-2</meta:generator>
    <meta:document-statistic meta:table-count="1" meta:cell-count="80" meta:object-count="0"/>
  </office:meta>
</office:document-meta>
</file>